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davClientFactory.WebdavClient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ebdavClientFactory.createConnection( String hostname , int port , char [ ] username , char [ ] password , FileSystemOptions fileSystemOption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49">
            <text:p text:style-name="Table_20_Contents">4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